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eorgia" svg:font-family="Georgia, serif"/>
    <style:font-face style:name="Google Sans" svg:font-family="'Google Sans', arial, sans-serif"/>
    <style:font-face style:name="Mangal1" svg:font-family="Mangal"/>
    <style:font-face style:name="Roboto" svg:font-family="Roboto, arial, sans-serif"/>
    <style:font-face style:name="apple-system1" svg:font-family="apple-system, BlinkMacSystemFont, 'Segoe UI', Roboto, 'Helvetica Neue', Arial, 'Noto Sans', sans-serif"/>
    <style:font-face style:name="apple-system" svg:font-family="apple-system, system-ui, BlinkMacSystemFont, 'Segoe UI', Roboto, Oxygen-Sans, Ubuntu, Cantarell, 'Helvetica Neue', sans-serif"/>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style>
    <style:style style:name="P2" style:family="paragraph" style:parent-style-name="Standard">
      <style:paragraph-properties fo:margin-left="0in" fo:margin-right="0in" fo:orphans="2" fo:widows="2" fo:text-indent="0in" style:auto-text-indent="false"/>
      <style:text-properties officeooo:paragraph-rsid="00154276"/>
    </style:style>
    <style:style style:name="P3" style:family="paragraph" style:parent-style-name="Standard">
      <style:paragraph-properties fo:margin-left="0in" fo:margin-right="0in" fo:orphans="2" fo:widows="2" fo:text-indent="0in" style:auto-text-indent="false"/>
      <style:text-properties officeooo:paragraph-rsid="0016bf1b"/>
    </style:style>
    <style:style style:name="P4" style:family="paragraph" style:parent-style-name="Standard">
      <style:paragraph-properties fo:margin-left="0in" fo:margin-right="0in" fo:orphans="2" fo:widows="2" fo:text-indent="0in" style:auto-text-indent="false"/>
      <style:text-properties fo:font-variant="normal" fo:text-transform="none" fo:color="#000000" loext:opacity="100%" style:font-name="sans-serif" fo:font-size="12pt" fo:letter-spacing="normal" fo:font-style="normal" fo:font-weight="normal"/>
    </style:style>
    <style:style style:name="P5" style:family="paragraph" style:parent-style-name="Standard">
      <style:paragraph-properties fo:margin-left="0in" fo:margin-right="0in" fo:text-align="start" style:justify-single-word="false" fo:orphans="2" fo:widows="2" fo:text-indent="0in" style:auto-text-indent="false"/>
      <style:text-properties officeooo:paragraph-rsid="00154276"/>
    </style:style>
    <style:style style:name="P6" style:family="paragraph" style:parent-style-name="Standard">
      <style:paragraph-properties fo:margin-left="0in" fo:margin-right="0in" fo:orphans="2" fo:widows="2" fo:text-indent="0in" style:auto-text-indent="false"/>
      <style:text-properties officeooo:rsid="000d9d7d" officeooo:paragraph-rsid="00154276"/>
    </style:style>
    <style:style style:name="P7"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282829" loext:opacity="100%" style:font-name="apple-system" fo:font-size="11.25pt" fo:letter-spacing="normal" fo:font-style="normal" fo:font-weight="normal"/>
    </style:style>
    <style:style style:name="P8" style:family="paragraph" style:parent-style-name="Standard">
      <style:paragraph-properties fo:margin-left="0in" fo:margin-right="0in" fo:margin-top="0in" fo:margin-bottom="0in" style:contextual-spacing="false" fo:orphans="2" fo:widows="2" fo:text-indent="0in" style:auto-text-indent="false" fo:padding="0in" fo:border="none"/>
      <style:text-properties fo:font-variant="normal" fo:text-transform="none" fo:color="#282829" loext:opacity="100%" style:font-name="apple-system" fo:font-size="11.25pt" fo:letter-spacing="normal" fo:font-style="normal" fo:font-weight="normal" officeooo:rsid="000d9d7d" officeooo:paragraph-rsid="0016bf1b"/>
    </style:style>
    <style:style style:name="P9" style:family="paragraph" style:parent-style-name="Standard">
      <style:paragraph-properties fo:text-align="center" style:justify-single-word="false"/>
    </style:style>
    <style:style style:name="P10" style:family="paragraph" style:parent-style-name="Standard">
      <style:text-properties officeooo:rsid="000d9d7d" officeooo:paragraph-rsid="00154276"/>
    </style:style>
    <style:style style:name="P11" style:family="paragraph" style:parent-style-name="Standard">
      <style:text-properties officeooo:rsid="000d9d7d" officeooo:paragraph-rsid="0016bf1b"/>
    </style:style>
    <style:style style:name="P1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a1a1a" loext:opacity="100%" style:font-name="serif" fo:font-size="12pt" fo:letter-spacing="normal" fo:font-style="normal" fo:font-weight="normal"/>
    </style:style>
    <style:style style:name="P13" style:family="paragraph" style:parent-style-name="Standard">
      <style:paragraph-properties fo:margin-left="0in" fo:margin-right="0in" fo:orphans="2" fo:widows="2" fo:text-indent="0in" style:auto-text-indent="false"/>
      <style:text-properties fo:font-variant="normal" fo:text-transform="none" fo:color="#212529" loext:opacity="100%" style:font-name="apple-system1" fo:font-size="12pt" fo:letter-spacing="normal" fo:font-style="normal" fo:font-weight="normal" officeooo:paragraph-rsid="0016bf1b" fo:background-color="#c9d7f1"/>
    </style:style>
    <style:style style:name="P14" style:family="paragraph" style:parent-style-name="Standard">
      <style:paragraph-properties fo:margin-left="0in" fo:margin-right="0in" fo:orphans="2" fo:widows="2" fo:text-indent="0in" style:auto-text-indent="false"/>
      <style:text-properties fo:font-variant="normal" fo:text-transform="none" fo:color="#282829" loext:opacity="100%" style:font-name="apple-system" fo:font-size="11.25pt" fo:letter-spacing="normal" fo:font-style="normal" fo:font-weight="normal" officeooo:paragraph-rsid="00154276"/>
    </style:style>
    <style:style style:name="P15" style:family="paragraph" style:parent-style-name="Standard">
      <style:paragraph-properties fo:margin-left="0in" fo:margin-right="0in" fo:orphans="2" fo:widows="2" fo:text-indent="0in" style:auto-text-indent="false"/>
      <style:text-properties fo:font-variant="normal" fo:text-transform="none" fo:color="#252525" loext:opacity="100%" style:font-name="Roboto" fo:font-size="13.5pt" fo:letter-spacing="normal" fo:font-style="normal" fo:font-weight="normal" officeooo:rsid="00154276"/>
    </style:style>
    <style:style style:name="P16"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fo:font-variant="normal" fo:text-transform="none" fo:color="#282829" loext:opacity="100%" style:font-name="apple-system" fo:font-size="11.25pt" fo:letter-spacing="normal" fo:font-style="normal" fo:font-weight="normal"/>
    </style:style>
    <style:style style:name="T2" style:family="text">
      <style:text-properties fo:font-variant="normal" fo:text-transform="none" fo:color="#252525" loext:opacity="100%" style:font-name="Roboto" fo:font-size="13.5pt" fo:letter-spacing="normal" fo:font-style="normal" fo:font-weight="normal"/>
    </style:style>
    <style:style style:name="T3" style:family="text">
      <style:text-properties fo:font-variant="normal" fo:text-transform="none" fo:color="#252525" loext:opacity="100%" style:font-name="Roboto" fo:font-size="13.5pt" fo:letter-spacing="normal" fo:font-style="normal" fo:font-weight="normal" officeooo:rsid="00154276"/>
    </style:style>
    <style:style style:name="T4" style:family="text">
      <style:text-properties fo:font-variant="normal" fo:text-transform="none" fo:color="#000000" loext:opacity="100%" style:font-name="sans-serif" fo:font-size="12pt" fo:letter-spacing="normal" fo:font-style="normal" fo:font-weight="normal"/>
    </style:style>
    <style:style style:name="T5" style:family="text">
      <style:text-properties fo:font-variant="normal" fo:text-transform="none" fo:color="#000000" loext:opacity="100%" style:font-name="Google Sans" fo:font-size="18pt" fo:letter-spacing="normal" fo:font-style="normal" fo:font-weight="normal"/>
    </style:style>
    <style:style style:name="T6" style:family="text">
      <style:text-properties fo:font-variant="normal" fo:text-transform="none" fo:color="#212529" loext:opacity="100%" style:font-name="apple-system1" fo:font-size="12pt" fo:letter-spacing="normal" fo:font-style="normal" fo:font-weight="normal"/>
    </style:style>
    <style:style style:name="T7" style:family="text">
      <style:text-properties fo:font-variant="normal" fo:text-transform="none" fo:color="#212529" loext:opacity="100%" style:font-name="apple-system1" fo:font-size="12pt" fo:letter-spacing="normal" fo:font-style="normal" fo:font-weight="normal" fo:background-color="#c9d7f1" loext:char-shading-value="0"/>
    </style:style>
    <style:style style:name="T8" style:family="text">
      <style:text-properties fo:font-variant="normal" fo:text-transform="none" fo:color="#333333" loext:opacity="100%" style:font-name="Georgia" fo:font-size="12pt" fo:letter-spacing="normal" fo:font-style="normal" fo:font-weight="normal"/>
    </style:style>
    <style:style style:name="T9" style:family="text">
      <style:text-properties fo:font-variant="normal" fo:text-transform="none" fo:color="#1a1a1a" loext:opacity="100%" style:font-name="serif" fo:font-size="12pt" fo:letter-spacing="normal" fo:font-style="normal" fo:font-weight="normal"/>
    </style:style>
    <style:style style:name="T10" style:family="text">
      <style:text-properties fo:font-variant="normal" fo:text-transform="none" fo:color="#1a1a1a" loext:opacity="100%" fo:letter-spacing="normal"/>
    </style:style>
    <style:style style:name="T11" style:family="text">
      <style:text-properties fo:color="#1a1a1a" loext:opacity="100%" style:font-name="serif" fo:font-size="12pt" fo:letter-spacing="normal" fo:font-style="italic"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Filosofia morală a lui Im. Kant</text:p>
      <text:p text:style-name="P9"/>
      <text:p text:style-name="P12">Immanuel Kant (1724–1804) este figura centrală a filozofiei moderne. El a sintetizat raționalismul și empirismul modern timpuriu </text:p>
      <text:p text:style-name="P9"/>
      <text:p text:style-name="P5"><text:span text:style-name="T9">Scopul cel mai de bază al filozofiei morale este, în opinia lui Kant, să „caute” principiul fundamental al unei „metafizici a moralei”, pe care Kant îl înțelege ca un sistem de principii morale a </text:span><text:span text:style-name="Emphasis"><text:span text:style-name="T11">priori</text:span></text:span><text:span text:style-name="T10"> </text:span><text:span text:style-name="T9">care se aplică.</text:span> </text:p>
      <text:p text:style-name="P5"/>
      <text:p text:style-name="P5">Kant credea că rațiunea este și sursa moralei <text:s/></text:p>
      <text:p text:style-name="P5"/>
      <text:p text:style-name="P5"><text:span text:style-name="T2">Singurul lucru bun fără calificare este </text:span><text:span text:style-name="T3">bunavointa</text:span></text:p>
      <text:p text:style-name="P5"/>
      <text:p text:style-name="P3"><text:span text:style-name="T6">Kant dezvoltă o relație între bunăvoință și fericire . El spune că acțiunile noastre sunt bune numai dacă există o bunăvoință atașată. În cuvinte ordonate, fără bunăvoință, toate acțiunile noastre vor fi rele și rănitoare pentru alții. De asemenea, bunăvoința ne ajută să obținem satisfacție morală.  </text:span><text:span text:style-name="T7">Prin aceasta vrea să spună, </text:span></text:p>
      <text:p text:style-name="P13">bunăvoința este bună în sine și nu are nevoie de justificare pentru a-și dovedi valoarea morală.</text:p>
      <text:p text:style-name="P3"><text:span text:style-name="T6">Chiar dacă acțiunile noastre nu îndeplinesc obiectivele dorite sau nu au succes, atâta timp cât avem bunăvoință, acțiunile noastre sunt din punct de vedere moral ceea ce trebuie făcut.</text:span> </text:p>
      <text:p text:style-name="P3"><text:span text:style-name="T8">Când acționăm, dacă realizăm sau nu ceea ce intenționăm cu acțiunile noastre, este adesea în afara controlului nostru, astfel moralitatea acțiunilor noastre nu depinde de rezultatul lor.</text:span> </text:p>
      <text:p text:style-name="P3"/>
      <text:p text:style-name="P2"><text:span text:style-name="T6">Kant spune că o acțiune este bună din punct de vedere moral dacă este efectuată nu din orice înclinație, ci doar din datorie.</text:span> </text:p>
      <text:p text:style-name="P2"/>
      <text:p text:style-name="P2"><text:span text:style-name="T6">Kant susține că principiul fundamental al îndatoririlor noastre morale este un imperativ categoric și leagă acest lucru de legea universală a naturii.</text:span> </text:p>
      <text:p text:style-name="P6"/>
      <text:p text:style-name="P3"><text:s text:c="2"/></text:p>
      <text:p text:style-name="P7">Etica kantiană, pe scurt, înconjoară ceea ce Kant numește „Imperativul categoric”. Sistemul etic al lui Kants este unul al eticii datoriei, în sensul că oamenii sunt obligați să respecte sistemul moral <text:s/> Imperativul categoric afirmă că ar trebui să acționezi întotdeauna așa cum ar trebui într-o lume ideală. Lumea ideală Kants este una lipsită de circumstanțe, iar Imperativul Categoric se aplică tuturor oamenilor din toate situațiile.</text:p>
      <text:p text:style-name="P3"/>
      <text:p text:style-name="P11">imperativul categoric</text:p>
      <text:p text:style-name="P8">imperativul ipotetic</text:p>
      <text:p text:style-name="P8"/>
      <text:p text:style-name="P7">În exemplul clasic Kant, dacă cineva se îneacă, îl vei salva indiferent de valoarea lor pentru tine. Imperativul categoric funcționează ca un sistem etic bazat pe datorii care se aplică în toate circumstanțele, indiferent de modul în care actorul este afectat de rezultatul deciziei lor morale.</text:p>
      <text:p text:style-name="P7">Fără a intra într-un tratat îndelungat atâta timp cât Critica însăși, etica kantiană este un sistem bazat pe datorii care impune tuturor actorilor să se comporte în așa fel încât ar dori ca toți <text:soft-page-break/>oamenii să se comporte exact la fel în toate circumstanțele, Kant numește acest lucru Împărăția sfârșiturilor.</text:p>
      <text:p text:style-name="Standard"/>
      <text:p text:style-name="P14">Regula de bază a eticii kantiene este: </text:p>
      <text:p text:style-name="P2"><text:span text:style-name="T1">Dacă toată lumea ar face ceea ce mă gândesc să fac, rezultatul ar fi bun sau rău?</text:span> </text:p>
      <text:p text:style-name="P1"/>
      <text:p text:style-name="P1"/>
      <text:p text:style-name="P1"><text:span text:style-name="T1">Acționați întotdeauna în așa fel încât ceea ce faceți să fie considerat a fi universal aplicabil tuturor oamenilor și această acțiune este determinată numai de ea însăși, mai degrabă decât de consecințele ei.</text:span> </text:p>
      <text:p text:style-name="P1"/>
      <text:p text:style-name="P15"/>
      <text:p text:style-name="P1"/>
      <text:p text:style-name="P4">Acționați numai în conformitate cu acea maximă prin care puteți, în același timp, doriți ca aceasta să devină o lege universală. Imperativ categoric </text:p>
      <text:p text:style-name="P4"/>
      <text:p text:style-name="P1"><text:span text:style-name="T5">Ce Tie Nu-Ti Place, Altuia Nu-I Face</text:span><text:span text:style-name="T4"> </text:span></text:p>
      <text:p text:style-name="P4"/>
      <text:p text:style-name="P5"/>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eorgia" svg:font-family="Georgia, serif"/>
    <style:font-face style:name="Google Sans" svg:font-family="'Google Sans', arial, sans-serif"/>
    <style:font-face style:name="Mangal1" svg:font-family="Mangal"/>
    <style:font-face style:name="Roboto" svg:font-family="Roboto, arial, sans-serif"/>
    <style:font-face style:name="apple-system1" svg:font-family="apple-system, BlinkMacSystemFont, 'Segoe UI', Roboto, 'Helvetica Neue', Arial, 'Noto Sans', sans-serif"/>
    <style:font-face style:name="apple-system" svg:font-family="apple-system, system-ui, BlinkMacSystemFont, 'Segoe UI', Roboto, Oxygen-Sans, Ubuntu, Cantarell, 'Helvetica Neue', sans-serif"/>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1-01-11T15:00:58.235000000</dc:date>
    <meta:editing-duration>PT10H34M34S</meta:editing-duration>
    <meta:editing-cycles>8</meta:editing-cycles>
    <meta:document-statistic meta:table-count="0" meta:image-count="0" meta:object-count="0" meta:page-count="2" meta:paragraph-count="22" meta:word-count="497" meta:character-count="3145" meta:non-whitespace-character-count="2651"/>
  </office:meta>
</office:document-meta>
</file>